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2pt" fo:font-style="normal" fo:font-weight="normal" officeooo:rsid="000bdd05" officeooo:paragraph-rsid="000bdd0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d261" officeooo:paragraph-rsid="0002d261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4pt" fo:font-weight="bold" officeooo:rsid="0002d261" officeooo:paragraph-rsid="0002d261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14pt" fo:font-weight="bold" officeooo:rsid="00097c27" officeooo:paragraph-rsid="00097c27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d261" officeooo:paragraph-rsid="0002d261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4pt" fo:font-weight="normal" officeooo:rsid="0002d261" officeooo:paragraph-rsid="0005a757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5d485" officeooo:paragraph-rsid="0005d48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5d485" officeooo:paragraph-rsid="0005d485" fo:background-color="transparent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fo:font-weight="normal" officeooo:rsid="0005d485" officeooo:paragraph-rsid="0005d485" fo:background-color="transparent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4pt" fo:font-weight="normal" officeooo:rsid="00097c27" officeooo:paragraph-rsid="000a2050" fo:background-color="transparent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14pt" fo:font-style="italic" fo:font-weight="normal" officeooo:rsid="00093f1b" officeooo:paragraph-rsid="00093f1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style="normal" fo:font-weight="normal" officeooo:paragraph-rsid="000bdd0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02d261" officeooo:paragraph-rsid="0002d26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normal" officeooo:rsid="0002d261" officeooo:paragraph-rsid="0002d2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2pt" fo:font-weight="normal" officeooo:rsid="0002d261" officeooo:paragraph-rsid="0003d5a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5d485" officeooo:paragraph-rsid="0005d485" fo:background-color="#ffd428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5d485" officeooo:paragraph-rsid="0005d485" fo:background-color="transparent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24pt" fo:font-weight="bold" officeooo:paragraph-rsid="00093f1b" fo:background-color="transparent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.0618in" fo:margin-right="0in" fo:text-align="start" style:justify-single-word="false" fo:text-indent="0in" style:auto-text-indent="false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weight="normal" officeooo:rsid="00093f1b" officeooo:paragraph-rsid="00093f1b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italic" fo:font-weight="normal" officeooo:rsid="00093f1b" officeooo:paragraph-rsid="00093f1b" fo:background-color="transparent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normal" officeooo:paragraph-rsid="000bdd05" style:font-style-asian="italic" style:font-weight-asian="normal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normal" fo:font-weight="normal" officeooo:rsid="00093f1b" officeooo:paragraph-rsid="00093f1b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dd05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bdd05" officeooo:paragraph-rsid="000bdd05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bdd05" officeooo:paragraph-rsid="000cdeb6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fo:font-size="24pt" fo:font-style="normal" fo:font-weight="bold" officeooo:rsid="00093f1b" officeooo:paragraph-rsid="00093f1b" fo:background-color="transparent" style:font-style-asian="normal" style:font-weight-asian="bold" style:font-style-complex="normal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bold" officeooo:rsid="000bdd05" officeooo:paragraph-rsid="000cdeb6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6pt" fo:font-weight="bold" officeooo:rsid="0002d261" officeooo:paragraph-rsid="0002d26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8pt" fo:font-weight="bold" officeooo:rsid="0002d261" officeooo:paragraph-rsid="0002d261" style:font-weight-asian="bold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28pt" fo:font-weight="bold" officeooo:rsid="0002d261" officeooo:paragraph-rsid="0002d261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28pt" fo:font-weight="bold" officeooo:rsid="0002d261" officeooo:paragraph-rsid="000ff84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8pt" fo:font-weight="bold" officeooo:rsid="0002d261" officeooo:paragraph-rsid="000ff84d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8pt" fo:font-weight="bold" officeooo:paragraph-rsid="00093f1b" fo:background-color="#2a6099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8pt" fo:font-weight="normal" officeooo:rsid="0002d261" officeooo:paragraph-rsid="000ff84d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paragraph-rsid="000b5cb5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36pt" fo:font-weight="bold" officeooo:rsid="0002d261" officeooo:paragraph-rsid="0002d26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36pt" fo:font-style="italic" fo:font-weight="bold" officeooo:rsid="0002d261" officeooo:paragraph-rsid="0002d261" style:font-style-asian="italic" style:font-weight-asian="bold" style:font-style-complex="italic" style:font-weight-complex="bold"/>
    </style:style>
    <style:style style:name="P48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officeooo:paragraph-rsid="00093f1b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093f1b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officeooo:paragraph-rsid="000a5d7c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24pt" fo:font-weight="bold" officeooo:rsid="0002d261" officeooo:paragraph-rsid="0003d5ab" style:font-weight-asian="bold" style:font-weight-complex="bold"/>
    </style:style>
    <style:style style:name="P52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2d261" officeooo:paragraph-rsid="0002d261" style:font-weight-asian="bold" style:font-weight-complex="bold"/>
    </style:style>
    <style:style style:name="P53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bold" officeooo:rsid="0002d261" officeooo:paragraph-rsid="0002d261" style:font-weight-asian="bold" style:font-weight-complex="bold"/>
    </style:style>
    <style:style style:name="P54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bold" officeooo:rsid="0002d261" officeooo:paragraph-rsid="0005a757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5d485" officeooo:paragraph-rsid="0005d485" fo:background-color="#e16173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/>
      <style:text-properties fo:font-size="24pt" fo:font-weight="bold" officeooo:rsid="00093f1b" officeooo:paragraph-rsid="00093f1b" fo:background-color="transparent" style:font-weight-asian="bold" style:font-weight-complex="bold"/>
    </style:style>
    <style:style style:name="P5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font-size="24pt" fo:font-weight="bold" officeooo:rsid="00097c27" officeooo:paragraph-rsid="00097c27" fo:background-color="transparent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97c27" officeooo:paragraph-rsid="000a2050" fo:background-color="transparent" style:font-weight-asian="bold" style:font-weight-complex="bold"/>
    </style:style>
    <style:style style:name="P59" style:family="paragraph" style:parent-style-name="Standard" style:list-style-name="L15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97c27" officeooo:paragraph-rsid="000a640f" fo:background-color="transparent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bold" officeooo:rsid="000a5d7c" officeooo:paragraph-rsid="000a5d7c" fo:background-color="transparent" style:font-weight-asian="bold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24pt" fo:font-weight="normal" officeooo:rsid="0002d261" officeooo:paragraph-rsid="0003d5ab" style:font-weight-asian="normal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24pt" fo:font-weight="normal" officeooo:rsid="0002d261" officeooo:paragraph-rsid="0002d261" style:font-weight-asian="normal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2d261" style:font-weight-asian="normal" style:font-weight-complex="normal"/>
    </style:style>
    <style:style style:name="P67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8" style:family="paragraph" style:parent-style-name="Standard" style:list-style-name="L4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69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70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2d261" officeooo:paragraph-rsid="0005a757" style:font-weight-asian="normal" style:font-weight-complex="normal"/>
    </style:style>
    <style:style style:name="P71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7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24pt" fo:font-weight="normal" officeooo:rsid="0005d485" officeooo:paragraph-rsid="0005d485" style:font-weight-asian="normal" style:font-weight-complex="normal"/>
    </style:style>
    <style:style style:name="P7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24pt" fo:font-weight="normal" officeooo:rsid="0005d485" officeooo:paragraph-rsid="0005d485" fo:background-color="transparent" style:font-weight-asian="normal" style:font-weight-complex="normal"/>
    </style:style>
    <style:style style:name="P74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5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24pt" fo:font-weight="normal" officeooo:paragraph-rsid="00093f1b" fo:background-color="transparent" style:font-weight-asian="normal" style:font-weight-complex="normal"/>
    </style:style>
    <style:style style:name="P78" style:family="paragraph" style:parent-style-name="Standard" style:list-style-name="L11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79" style:family="paragraph" style:parent-style-name="Standard" style:list-style-name="L11">
      <loext:graphic-properties draw:fill="none"/>
      <style:paragraph-properties fo:margin-left="1.8118in" fo:margin-right="0in" fo:text-align="start" style:justify-single-word="false" fo:text-indent="0in" style:auto-text-indent="false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80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size="24pt" fo:font-weight="normal" officeooo:rsid="00097c27" officeooo:paragraph-rsid="00097c27" fo:background-color="transparent" style:font-weight-asian="normal" style:font-weight-complex="normal"/>
    </style:style>
    <style:style style:name="P81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82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83" style:family="paragraph" style:parent-style-name="Standard" style:list-style-name="L14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2050" fo:background-color="transparent" style:font-weight-asian="normal" style:font-weight-complex="normal"/>
    </style:style>
    <style:style style:name="P84" style:family="paragraph" style:parent-style-name="Standard" style:list-style-name="L14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5d7c" fo:background-color="transparent" style:font-weight-asian="normal" style:font-weight-complex="normal"/>
    </style:style>
    <style:style style:name="P85" style:family="paragraph" style:parent-style-name="Standard" style:list-style-name="L15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3f9a" fo:background-color="transparent" style:font-weight-asian="normal" style:font-weight-complex="normal"/>
    </style:style>
    <style:style style:name="P86" style:family="paragraph" style:parent-style-name="Standard" style:list-style-name="L15">
      <loext:graphic-properties draw:fill="none"/>
      <style:paragraph-properties fo:margin-left="1.56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97c27" officeooo:paragraph-rsid="000a640f" fo:background-color="transparent" style:font-weight-asian="normal" style:font-weight-complex="normal"/>
    </style:style>
    <style:style style:name="P87" style:family="paragraph" style:parent-style-name="Standard" style:list-style-name="L16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8" style:family="paragraph" style:parent-style-name="Standard" style:list-style-name="L16" style:master-page-name="">
      <loext:graphic-properties draw:fill="none"/>
      <style:paragraph-properties fo:margin-left="1.75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89" style:family="paragraph" style:parent-style-name="Standard" style:list-style-name="L16">
      <loext:graphic-properties draw:fill="none"/>
      <style:paragraph-properties fo:margin-left="1.75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90" style:family="paragraph" style:parent-style-name="Standard" style:list-style-name="L16" style:master-page-name="">
      <loext:graphic-properties draw:fill="none"/>
      <style:paragraph-properties fo:margin-left="2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91" style:family="paragraph" style:parent-style-name="Standard" style:list-style-name="L16">
      <loext:graphic-properties draw:fill="none"/>
      <style:paragraph-properties fo:margin-left="2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92" style:family="paragraph" style:parent-style-name="Standard" style:list-style-name="L16" style:master-page-name="">
      <loext:graphic-properties draw:fill="none"/>
      <style:paragraph-properties fo:margin-left="1.81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weight="normal" officeooo:rsid="000a5d7c" officeooo:paragraph-rsid="000a5d7c" fo:background-color="transparent" style:font-weight-asian="normal" style:font-weight-complex="normal"/>
    </style:style>
    <style:style style:name="P93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bold" officeooo:rsid="000a640f" officeooo:paragraph-rsid="000a5d7c" fo:background-color="transparent" style:font-style-asian="italic" style:font-weight-asian="bold" style:font-style-complex="italic" style:font-weight-complex="bold"/>
    </style:style>
    <style:style style:name="P94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bold" officeooo:rsid="000b5cb5" officeooo:paragraph-rsid="000b5cb5" fo:background-color="transparent" style:font-style-asian="italic" style:font-weight-asian="bold" style:font-style-complex="italic" style:font-weight-complex="bold"/>
    </style:style>
    <style:style style:name="P95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italic" fo:font-weight="normal" officeooo:rsid="000a80ab" officeooo:paragraph-rsid="000a80ab" fo:background-color="transparent" style:font-style-asian="italic" style:font-weight-asian="normal" style:font-style-complex="italic" style:font-weight-complex="normal"/>
    </style:style>
    <style:style style:name="P96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a640f" officeooo:paragraph-rsid="000a640f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 style:list-style-name="L18" style:master-page-name="">
      <loext:graphic-properties draw:fill="none"/>
      <style:paragraph-properties fo:margin-left="1.3752in" fo:margin-right="0in" fo:text-align="start" style:justify-single-word="false" fo:text-indent="-0.25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5cb5" style:font-style-asian="normal" style:font-weight-asian="normal" style:font-style-complex="normal" style:font-weight-complex="normal"/>
    </style:style>
    <style:style style:name="P98" style:family="paragraph" style:parent-style-name="Standard" style:list-style-name="L18">
      <loext:graphic-properties draw:fill="none"/>
      <style:paragraph-properties fo:margin-left="1.3752in" fo:margin-right="0in" fo:text-align="start" style:justify-single-word="false" fo:text-indent="-0.25in" style:auto-text-indent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paragraph-rsid="000b5cb5" style:font-style-asian="normal" style:font-weight-asian="normal" style:font-style-complex="normal" style:font-weight-complex="normal"/>
    </style:style>
    <style:style style:name="P99" style:family="paragraph" style:parent-style-name="Standard" style:list-style-name="L19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4pt" fo:font-style="normal" fo:font-weight="normal" officeooo:rsid="000cdeb6" officeooo:paragraph-rsid="000cdeb6" style:font-style-asian="normal" style:font-weight-asian="normal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>
        <style:tab-stops>
          <style:tab-stop style:position="0.0138in"/>
        </style:tab-stops>
      </style:paragraph-properties>
      <style:text-properties fo:font-size="24pt" fo:font-style="normal" fo:font-weight="bold" officeooo:rsid="000a640f" officeooo:paragraph-rsid="000b5cb5" fo:background-color="transparent" style:font-style-asian="normal" style:font-weight-asian="bold" style:font-style-complex="normal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4pt" fo:font-weight="bold" officeooo:rsid="0002d261" officeooo:paragraph-rsid="0002d261" style:font-weight-asian="bold" style:font-weight-complex="bold"/>
    </style:style>
    <style:style style:name="P102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fo:font-size="14pt" fo:font-weight="normal" officeooo:rsid="0002d261" officeooo:paragraph-rsid="0005a757" style:font-weight-asian="normal" style:font-weight-complex="normal"/>
    </style:style>
    <style:style style:name="P10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fo:font-weight="normal" officeooo:rsid="0005d485" officeooo:paragraph-rsid="0005d485" style:font-weight-asian="normal" style:font-weight-complex="normal"/>
    </style:style>
    <style:style style:name="P104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2050" fo:background-color="transparent" style:font-weight-asian="normal" style:font-weight-complex="normal"/>
    </style:style>
    <style:style style:name="P105" style:family="paragraph" style:parent-style-name="Standard" style:list-style-name="L14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5d7c" fo:background-color="transparent" style:font-weight-asian="normal" style:font-weight-complex="normal"/>
    </style:style>
    <style:style style:name="P106" style:family="paragraph" style:parent-style-name="Standard" style:list-style-name="L15">
      <loext:graphic-properties draw:fill="none"/>
      <style:paragraph-properties fo:margin-left="1.56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97c27" officeooo:paragraph-rsid="000a640f" fo:background-color="transparent" style:font-weight-asian="normal" style:font-weight-complex="normal"/>
    </style:style>
    <style:style style:name="P107" style:family="paragraph" style:parent-style-name="Standard" style:list-style-name="L16">
      <loext:graphic-properties draw:fill="none"/>
      <style:paragraph-properties fo:margin-left="1.8118in" fo:margin-right="0in" fo:text-align="start" style:justify-single-word="false" fo:text-indent="0in" style:auto-text-indent="false" fo:background-color="transparent">
        <style:tab-stops>
          <style:tab-stop style:position="0.0138in"/>
        </style:tab-stops>
      </style:paragraph-properties>
      <style:text-properties fo:font-size="14pt" fo:font-weight="normal" officeooo:rsid="000a5d7c" officeooo:paragraph-rsid="000a5d7c" fo:background-color="transparent" style:font-weight-asian="normal" style:font-weight-complex="normal"/>
    </style:style>
    <style:style style:name="P108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14pt" fo:font-style="normal" fo:font-weight="normal" officeooo:paragraph-rsid="000a640f" style:font-style-asian="normal" style:font-weight-asian="normal" style:font-style-complex="normal" style:font-weight-complex="normal"/>
    </style:style>
    <style:style style:name="P109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weight="normal" officeooo:paragraph-rsid="000a5d7c" style:font-weight-asian="normal" style:font-weight-complex="normal"/>
    </style:style>
    <style:style style:name="P110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weight="normal" officeooo:paragraph-rsid="000a640f" style:font-weight-asian="normal" style:font-weight-complex="normal"/>
    </style:style>
    <style:style style:name="P111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paragraph-rsid="000a5d7c" style:font-style-asian="italic" style:font-weight-asian="bold" style:font-style-complex="italic" style:font-weight-complex="bold"/>
    </style:style>
    <style:style style:name="P112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paragraph-rsid="000a80ab" style:font-style-asian="italic" style:font-weight-asian="bold" style:font-style-complex="italic" style:font-weight-complex="bold"/>
    </style:style>
    <style:style style:name="P113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italic" fo:font-weight="bold" officeooo:rsid="000a80ab" officeooo:paragraph-rsid="000a80ab" style:font-style-asian="italic" style:font-weight-asian="bold" style:font-style-complex="italic" style:font-weight-complex="bold"/>
    </style:style>
    <style:style style:name="P114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normal" fo:font-weight="normal" officeooo:paragraph-rsid="000a640f" style:font-style-asian="normal" style:font-weight-asian="normal" style:font-style-complex="normal" style:font-weight-complex="normal"/>
    </style:style>
    <style:style style:name="P115" style:family="paragraph" style:parent-style-name="Standard" style:list-style-name="L17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tyle="normal" fo:font-weight="normal" officeooo:paragraph-rsid="000b5cb5" style:font-style-asian="normal" style:font-weight-asian="normal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138in"/>
        </style:tab-stops>
      </style:paragraph-properties>
      <style:text-properties fo:font-size="28pt" fo:font-style="normal" fo:font-weight="bold" officeooo:paragraph-rsid="000bdd05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d5ab" style:font-weight-asian="normal" style:font-weight-complex="normal"/>
    </style:style>
    <style:style style:name="T6" style:family="text">
      <style:text-properties fo:font-weight="normal" officeooo:rsid="0005a757" style:font-weight-asian="normal" style:font-weight-complex="normal"/>
    </style:style>
    <style:style style:name="T7" style:family="text">
      <style:text-properties fo:font-weight="normal" officeooo:rsid="000cdeb6" style:font-weight-asian="normal" style:font-weight-complex="normal"/>
    </style:style>
    <style:style style:name="T8" style:family="text">
      <style:text-properties fo:font-weight="normal" fo:background-color="#158466" loext:char-shading-value="0" style:font-weight-asian="normal" style:font-weight-complex="normal"/>
    </style:style>
    <style:style style:name="T9" style:family="text">
      <style:text-properties fo:font-weight="normal" fo:background-color="#2a6099" loext:char-shading-value="0" style:font-weight-asian="normal" style:font-weight-complex="normal"/>
    </style:style>
    <style:style style:name="T10" style:family="text">
      <style:text-properties fo:font-weight="normal" officeooo:rsid="0005a757" fo:background-color="#2a6099" loext:char-shading-value="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a757" style:font-weight-asian="bold" style:font-weight-complex="bold"/>
    </style:style>
    <style:style style:name="T13" style:family="text">
      <style:text-properties fo:font-weight="bold" officeooo:rsid="00093f1b" style:font-weight-asian="bold" style:font-weight-complex="bold"/>
    </style:style>
    <style:style style:name="T14" style:family="text">
      <style:text-properties fo:font-weight="bold" officeooo:rsid="000bdd05" style:font-weight-asian="bold" style:font-weight-complex="bold"/>
    </style:style>
    <style:style style:name="T15" style:family="text">
      <style:text-properties fo:font-weight="bold" fo:background-color="#ff4000" loext:char-shading-value="0" style:font-weight-asian="bold" style:font-weight-complex="bold"/>
    </style:style>
    <style:style style:name="T16" style:family="text">
      <style:text-properties fo:font-weight="bold" fo:background-color="#3faf46" loext:char-shading-value="0" style:font-weight-asian="bold" style:font-weight-complex="bold"/>
    </style:style>
    <style:style style:name="T17" style:family="text">
      <style:text-properties fo:font-size="26pt"/>
    </style:style>
    <style:style style:name="T18" style:family="text">
      <style:text-properties fo:font-size="26pt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font-size="24pt" fo:font-weight="bold" style:font-weight-asian="bold" style:font-weight-complex="bold"/>
    </style:style>
    <style:style style:name="T21" style:family="text">
      <style:text-properties fo:font-size="24pt" fo:font-weight="bold" officeooo:rsid="000a5d7c" fo:background-color="transparent" loext:char-shading-value="0" style:font-weight-asian="bold" style:font-weight-complex="bold"/>
    </style:style>
    <style:style style:name="T22" style:family="text">
      <style:text-properties fo:font-size="24pt" fo:font-weight="bold" officeooo:rsid="00097c27" fo:background-color="transparent" loext:char-shading-value="0" style:font-weight-asian="bold" style:font-weight-complex="bold"/>
    </style:style>
    <style:style style:name="T23" style:family="text">
      <style:text-properties fo:font-size="24pt" fo:font-weight="bold" officeooo:rsid="000a2050" fo:background-color="transparent" loext:char-shading-value="0" style:font-weight-asian="bold" style:font-weight-complex="bold"/>
    </style:style>
    <style:style style:name="T24" style:family="text">
      <style:text-properties fo:font-size="24pt" fo:font-weight="bold" officeooo:rsid="000a80ab" fo:background-color="transparent" loext:char-shading-value="0" style:font-weight-asian="bold" style:font-weight-complex="bold"/>
    </style:style>
    <style:style style:name="T25" style:family="text">
      <style:text-properties fo:font-size="24pt" fo:font-weight="normal" fo:background-color="transparent" loext:char-shading-value="0" style:font-weight-asian="normal" style:font-weight-complex="normal"/>
    </style:style>
    <style:style style:name="T26" style:family="text">
      <style:text-properties fo:font-size="24pt" fo:font-weight="normal" officeooo:rsid="000a640f" fo:background-color="transparent" loext:char-shading-value="0" style:font-weight-asian="normal" style:font-weight-complex="normal"/>
    </style:style>
    <style:style style:name="T27" style:family="text">
      <style:text-properties fo:font-size="24pt" fo:font-weight="normal" officeooo:rsid="000a80ab" fo:background-color="transparent" loext:char-shading-value="0" style:font-weight-asian="normal" style:font-weight-complex="normal"/>
    </style:style>
    <style:style style:name="T28" style:family="text">
      <style:text-properties fo:font-size="24pt" fo:font-weight="normal" officeooo:rsid="000b5cb5" fo:background-color="transparent" loext:char-shading-value="0" style:font-weight-asian="normal" style:font-weight-complex="normal"/>
    </style:style>
    <style:style style:name="T29" style:family="text">
      <style:text-properties fo:font-size="24pt" fo:font-style="normal" fo:font-weight="normal" officeooo:rsid="00093f1b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size="24pt" fo:font-style="normal" officeooo:rsid="000a5d7c" fo:background-color="transparent" loext:char-shading-value="0" style:font-style-asian="normal" style:font-style-complex="normal"/>
    </style:style>
    <style:style style:name="T31" style:family="text">
      <style:text-properties fo:font-size="24pt" fo:font-style="normal" officeooo:rsid="000a640f" fo:background-color="transparent" loext:char-shading-value="0" style:font-style-asian="normal" style:font-style-complex="normal"/>
    </style:style>
    <style:style style:name="T32" style:family="text">
      <style:text-properties fo:font-size="24pt" fo:font-style="italic" fo:font-weight="bold" officeooo:rsid="00093f1b" fo:background-color="transparent" loext:char-shading-value="0" style:font-style-asian="italic" style:font-weight-asian="bold" style:font-style-complex="italic" style:font-weight-complex="bold"/>
    </style:style>
    <style:style style:name="T33" style:family="text">
      <style:text-properties fo:font-size="24pt" fo:font-style="italic" fo:font-weight="bold" officeooo:rsid="000a640f" fo:background-color="transparent" loext:char-shading-value="0" style:font-style-asian="italic" style:font-weight-asian="bold" style:font-style-complex="italic" style:font-weight-complex="bold"/>
    </style:style>
    <style:style style:name="T34" style:family="text">
      <style:text-properties fo:font-size="24pt" fo:font-style="italic" fo:font-weight="normal" officeooo:rsid="00093f1b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ize="24pt" fo:font-style="italic" officeooo:rsid="000a640f" fo:background-color="transparent" loext:char-shading-value="0" style:font-style-asian="italic" style:font-style-complex="italic"/>
    </style:style>
    <style:style style:name="T36" style:family="text">
      <style:text-properties fo:font-size="24pt" fo:font-style="italic" officeooo:rsid="000a80ab" fo:background-color="transparent" loext:char-shading-value="0" style:font-style-asian="italic" style:font-style-complex="italic"/>
    </style:style>
    <style:style style:name="T37" style:family="text">
      <style:text-properties fo:font-size="24pt" fo:background-color="transparent" loext:char-shading-value="0"/>
    </style:style>
    <style:style style:name="T38" style:family="text">
      <style:text-properties fo:font-size="24pt" officeooo:rsid="000a5d7c" fo:background-color="transparent" loext:char-shading-value="0"/>
    </style:style>
    <style:style style:name="T39" style:family="text">
      <style:text-properties fo:font-size="24pt" officeooo:rsid="000a640f" fo:background-color="transparent" loext:char-shading-value="0"/>
    </style:style>
    <style:style style:name="T40" style:family="text">
      <style:text-properties fo:font-size="24pt" officeooo:rsid="000a80ab" fo:background-color="transparent" loext:char-shading-value="0"/>
    </style:style>
    <style:style style:name="T41" style:family="text">
      <style:text-properties fo:font-size="24pt" officeooo:rsid="000b5cb5" fo:background-color="transparent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03d5ab" fo:background-color="#ffff00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0a640f" fo:background-color="transparent" loext:char-shading-value="0"/>
    </style:style>
    <style:style style:name="T46" style:family="text">
      <style:text-properties officeooo:rsid="0005a757"/>
    </style:style>
    <style:style style:name="T47" style:family="text">
      <style:text-properties fo:font-size="28pt" fo:font-weight="bold" style:font-weight-asian="bold" style:font-weight-complex="bold"/>
    </style:style>
    <style:style style:name="T48" style:family="text">
      <style:text-properties fo:font-size="18pt" fo:font-style="italic" officeooo:rsid="0005a757" style:font-style-asian="italic" style:font-style-complex="italic"/>
    </style:style>
    <style:style style:name="T49" style:family="text">
      <style:text-properties fo:background-color="#3faf46" loext:char-shading-value="0"/>
    </style:style>
    <style:style style:name="T50" style:family="text">
      <style:text-properties fo:background-color="#158466" loext:char-shading-value="0"/>
    </style:style>
    <style:style style:name="T51" style:family="text">
      <style:text-properties fo:background-color="#ffd428" loext:char-shading-value="0"/>
    </style:style>
    <style:style style:name="T52" style:family="text">
      <style:text-properties fo:background-color="#e16173" loext:char-shading-value="0"/>
    </style:style>
    <style:style style:name="T53" style:family="text">
      <style:text-properties fo:background-color="#bf819e" loext:char-shading-value="0"/>
    </style:style>
    <style:style style:name="T54" style:family="text">
      <style:text-properties officeooo:rsid="00079fa0"/>
    </style:style>
    <style:style style:name="T55" style:family="text">
      <style:text-properties officeooo:rsid="00093f1b"/>
    </style:style>
    <style:style style:name="T56" style:family="text">
      <style:text-properties officeooo:rsid="00097c27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officeooo:rsid="000a2050"/>
    </style:style>
    <style:style style:name="T59" style:family="text">
      <style:text-properties officeooo:rsid="000a3f9a"/>
    </style:style>
    <style:style style:name="T60" style:family="text">
      <style:text-properties officeooo:rsid="000bdd05"/>
    </style:style>
    <style:style style:name="T61" style:family="text">
      <style:text-properties officeooo:rsid="000cdeb6"/>
    </style:style>
    <style:style style:name="T62" style:family="text">
      <style:text-properties officeooo:rsid="000ff84d"/>
    </style:style>
    <style:style style:name="T63" style:family="text">
      <style:text-properties officeooo:rsid="001317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618in" fo:text-indent="-0.25in" fo:margin-left="4.061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3118in" fo:text-indent="-0.25in" fo:margin-left="4.311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5618in" fo:text-indent="-0.25in" fo:margin-left="4.5618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Statystyka</text:p>
      <text:p text:style-name="P47">1)Statystyka - podstawowe pojęcia</text:p>
      <text:p text:style-name="P38"><text:span text:style-name="T1"/></text:p>
      <text:p text:style-name="P38">„Statystyka” <text:span text:style-name="T2">(łaciński – „status”)</text:span> – stan rzeczy.</text:p>
      <text:p text:style-name="P2"/>
      <text:p text:style-name="P14">Statystyka <text:span text:style-name="T20">jako nauka</text:span><text:span text:style-name="T18"> </text:span>została <text:span text:style-name="T20">wyodrębniona w</text:span><text:span text:style-name="T18"> </text:span>dwóch dziedzinach: <text:span text:style-name="T20">państwoznawstwie i arytmetyce politycznej</text:span><text:span text:style-name="T19">.</text:span></text:p>
      <text:p text:style-name="P2"/>
      <text:p text:style-name="P15"><text:span text:style-name="T20">Kluczowe założenie statystyki </text:span>– <text:s/><text:span text:style-name="T43">badanie danych</text:span><text:span text:style-name="T44"> </text:span>rządzących danym zjawiskiem, jeśli rozpatrywana jest <text:span text:style-name="T42">na</text:span> dużym <text:span text:style-name="T42">zbiorze danych </text:span>(są <text:span text:style-name="T11">to podwaliny metody statystycznej</text:span>).</text:p>
      <text:p text:style-name="P5"/>
      <text:p text:style-name="P13"><text:span text:style-name="T17">Podział statystyki: </text:span><text:span text:style-name="T4">opisowa, matematyczna, ekonomiczna, branżowe, międzynarodowa.</text:span></text:p>
      <text:p text:style-name="P2"><text:span text:style-name="T4"/></text:p>
      <text:p text:style-name="P39">Przedmiot statystyki:</text:p>
      <text:list text:style-name="L1">
        <text:list-item>
          <text:p text:style-name="P61">Gromadzenie i analizowanie danych (badania).</text:p>
        </text:list-item>
        <text:list-item>
          <text:p text:style-name="P61">Interpretowanie i analizowanie danych (wydobywanie informacji z danych).</text:p>
        </text:list-item>
        <text:list-item>
          <text:p text:style-name="P61">Analiza statystyczna (próba uogólnienia informacji z danych).</text:p>
          <text:p text:style-name="P101"><text:span text:style-name="T4"/></text:p>
        </text:list-item>
      </text:list>
      <text:p text:style-name="P39">Funkcje <text:span text:style-name="T63">(metody)</text:span> statystyki:</text:p>
      <text:list text:style-name="L2">
        <text:list-item>
          <text:p text:style-name="P62">Informacyjna (dająca pełny i obiektywny obraz badanych zjawisk)</text:p>
        </text:list-item>
        <text:list-item>
          <text:p text:style-name="P51"><text:span text:style-name="T4">Analityczna (określenie czynników </text:span><text:span text:style-name="T5">generujących</text:span><text:span text:style-name="T4"> konkretne procesy i zjawiska).</text:span></text:p>
        </text:list-item>
        <text:list-item>
          <text:p text:style-name="P63">Prognostyczna (przewidywanie kierunku rozwoju zjawisk)</text:p>
        </text:list-item>
      </text:list>
      <text:p text:style-name="P2"><text:span text:style-name="T4"/></text:p>
      <text:p text:style-name="P39">Organizacja badań statystycznych</text:p>
      <text:p text:style-name="P64">Etapy prac związanych z realizacją badania:</text:p>
      <text:list text:style-name="L3">
        <text:list-item>
          <text:p text:style-name="P52"><text:span text:style-name="T8">Przygotowanie badania</text:span><text:span text:style-name="T4"> (</text:span><text:span text:style-name="T6">ustalenie </text:span><text:span text:style-name="T4">zbiorowoś</text:span><text:span text:style-name="T6">ci i jednostek statystycznych</text:span><text:span text:style-name="T4">, cel</text:span><text:span text:style-name="T6">ów</text:span><text:span text:style-name="T4">, metod</text:span><text:span text:style-name="T6">ów</text:span><text:span text:style-name="T4">)</text:span></text:p>
        </text:list-item>
        <text:list-item>
          <text:p text:style-name="P53"><text:span text:style-name="T10">O</text:span><text:span text:style-name="T9">bserwacja statystyczna </text:span><text:span text:style-name="T4">(zbieranie danych)</text:span></text:p>
        </text:list-item>
        <text:list-item>
          <text:p text:style-name="P65">Opracowanie materiału statystycznego (tabulacja grupowanie i zliczanie)</text:p>
        </text:list-item>
        <text:list-item>
          <text:p text:style-name="P65">Prezentacja materiału statystycznego (szeregi, tablice, wykresy)</text:p>
        </text:list-item>
        <text:list-item>
          <text:p text:style-name="P66">Opis lub wnioskowanie statystyczne (charakterystyki opisowe)</text:p>
        </text:list-item>
      </text:list>
      <text:p text:style-name="P3"><text:span text:style-name="T4"/></text:p>
      <text:p text:style-name="P40"><text:tab/><text:span text:style-name="T50">Przygotowanie badania:</text:span></text:p>
      <text:list text:style-name="L4">
        <text:list-item>
          <text:p text:style-name="P67"><text:span text:style-name="T46">A</text:span>naliza struktury <text:span text:style-name="T46">(P</text:span>oznanie rozkładu zbiorowości pod względem wybra<text:span text:style-name="T46">[</text:span>nych/<text:span text:style-name="T46">nej]</text:span> cech<text:span text:style-name="T46">[i])</text:span></text:p>
        </text:list-item>
        <text:list-item>
          <text:p text:style-name="P68"><text:span text:style-name="T46">A</text:span>naliza współzależności <text:span text:style-name="T46">(</text:span>ocena znajomości związków występujących między cechami<text:span text:style-name="T46">)</text:span></text:p>
        </text:list-item>
        <text:list-item>
          <text:p text:style-name="P68"><text:span text:style-name="T46">A</text:span>naliza dynamiki <text:span text:style-name="T46">(P</text:span>oznanie zmian zbiorowości w czasie<text:span text:style-name="T46">)</text:span></text:p>
        </text:list-item>
      </text:list>
      <text:p text:style-name="P21"><text:soft-page-break/><text:tab/><text:span text:style-name="T47">Podstawowe pojęcia statystyczne:</text:span></text:p>
      <text:p text:style-name="P21"><text:span text:style-name="T47"><text:tab/><text:tab/></text:span><text:span text:style-name="T11">Zbiorowość statystyczna</text:span> <text:span text:style-name="T48">(dalej ZS)</text:span><text:span text:style-name="T46"> </text:span>— <text:span text:style-name="T15">zbiór elementów podobnych</text:span>,<text:span text:style-name="T49"> </text:span><text:span text:style-name="T16">ale nie identycznych</text:span> pod względem właściwości objętych badaniem.</text:p>
      <text:p text:style-name="P6"/>
      <text:p text:style-name="P21"><text:tab/> <text:tab/><text:span text:style-name="T12">Elementy </text:span><text:span text:style-name="T11">tworzące daną </text:span><text:span text:style-name="T12">ZS </text:span><text:span text:style-name="T11">mają: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pewne właściwości wspólne <text:span text:style-name="T15">(cechy wspólne, stałe</text:span>), które pozwalają zakwalifikować je do danej zbiorowości</text:p>
                        </text:list-item>
                        <text:list-item>
                          <text:p text:style-name="P70">pewne właściwości pozwalające je różnicować <text:span text:style-name="T49">(cechy zmienne, różnicujące)</text:span>.</text:p>
                          <text:p text:style-name="P102"/>
                          <text:p text:style-name="P54">Przykłady zbiorowości statystycznych:</text:p>
                          <text:p text:style-name="P71">W przypadku badania:</text:p>
                        </text:list-item>
                        <text:list-item>
                          <text:p text:style-name="P71"><text:span text:style-name="T11">Poglądów politycznych studentów</text:span> pewnej uczelni — <text:span text:style-name="T54">ZS</text:span> są <text:span text:style-name="T11">studenci tej uczelni</text:span></text:p>
                        </text:list-item>
                        <text:list-item>
                          <text:p text:style-name="P71"><text:span text:style-name="T11">Poziomu wykształcenia mieszkańców Polski</text:span> — <text:s/><text:span text:style-name="T54">ZS </text:span>są <text:span text:style-name="T11">osoby mieszkające w Pols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22">Przeprowadzając badania <text:span text:style-name="T11">w tych grupach </text:span>określamy <text:span text:style-name="T11">prawidłowości statystyczne</text:span></text:p>
      <text:p text:style-name="P7"><text:span text:style-name="T11"/></text:p>
      <text:p text:style-name="P16">Zbiorowość statystyczna może być:</text:p>
      <text:list text:style-name="L6">
        <text:list-item>
          <text:p text:style-name="P72"><text:span text:style-name="T51">zbiorowością generalną</text:span> (wszystkie elementy)</text:p>
        </text:list-item>
        <text:list-item>
          <text:p text:style-name="P72"><text:span text:style-name="T51">zbiorowością próbną</text:span> (część elementów, próba) </text:p>
          <text:p text:style-name="P103"/>
        </text:list-item>
      </text:list>
      <text:p text:style-name="P55">Podstawowe pojęcia statystyczne:</text:p>
      <text:p text:style-name="P23">Każda zbiorowość statystyczna składa się z <text:span text:style-name="T53">jednostek statystycznych</text:span> – <text:span text:style-name="T52">wszelkie dane statystyczne (informacje) pochodzą od poszczególnych jednostek danej zbiorowości.</text:span></text:p>
      <text:p text:style-name="P8"><text:span text:style-name="T52"/></text:p>
      <text:p text:style-name="P24"><text:span text:style-name="T53">Jednostka statystyczna</text:span> — element składowy zbiorowości poddany obserwacji / pomiarowi.</text:p>
      <text:p text:style-name="P8"/>
      <text:p text:style-name="P17">Przykłady <text:span text:style-name="T54">JS</text:span> <text:span text:style-name="T54">w</text:span> zbiorowości:</text:p>
      <text:list text:style-name="L7">
        <text:list-item>
          <text:p text:style-name="P73"><text:span text:style-name="T11">studentów uczelni </text:span>— <text:span text:style-name="T54">JS </text:span>jest <text:span text:style-name="T11">jeden student tejże uczelni</text:span></text:p>
        </text:list-item>
        <text:list-item>
          <text:p text:style-name="P73"><text:span text:style-name="T11">mieszkańców Polski </text:span>— <text:span text:style-name="T54">JS </text:span>jest <text:span text:style-name="T11">jedna osoba mieszkająca w Polsce</text:span></text:p>
        </text:list-item>
      </text:list>
      <text:p text:style-name="P9"><text:span text:style-name="T11"/></text:p>
      <text:p text:style-name="P56">Liczebność zbiorowości:</text:p>
      <text:p text:style-name="P25"><text:span text:style-name="T11">Liczbę jednostek zbiorowości </text:span>nazywa się liczebnością zbiorowości.</text:p>
      <text:p text:style-name="P25"><text:span text:style-name="T11">Liczebność badanej zbiorowości generalnej </text:span>będziemy <text:span text:style-name="T11">oznaczamy</text:span> <text:span text:style-name="T11">literą </text:span><text:span text:style-name="T3">N</text:span>, a <text:span text:style-name="T11">próby literą </text:span><text:span text:style-name="T3">n</text:span>.</text:p>
      <text:p text:style-name="P11"/>
      <text:p text:style-name="P30">[NP: <text:span text:style-name="T11">n = 30 </text:span>osób <text:span text:style-name="T11">oznacza, że badaniu poddano 30 osób </text:span>(liczebność zbiorowości wynosi 30)]</text:p>
      <text:p text:style-name="P30"/>
      <text:p text:style-name="P32"/>
      <text:p text:style-name="P36"><text:soft-page-break/>Zbiorowość statystyczna inaczej?</text:p>
      <text:p text:style-name="P48"><text:span text:style-name="T32">ZS </text:span><text:span text:style-name="T29">będziemy nazywali taki </text:span><text:span text:style-name="T32">zbiór</text:span><text:span text:style-name="T34">, </text:span><text:span text:style-name="T32">który może być logicznie zdefiniowany i posiada określoną treść merytoryczną.</text:span></text:p>
      <text:p text:style-name="P49"/>
      <text:p text:style-name="P43">Zbieranie obserwacji:</text:p>
      <text:p text:style-name="P26"/>
      <text:p text:style-name="P27"><text:span text:style-name="T11">Etap przygotowania badania </text:span>(wybór grupy, projektowanie formularza/<text:span text:style-name="T55">ankiet</text:span>) <text:span text:style-name="T11">wymaga stosowania kilku reguł:</text:span></text:p>
      <text:list text:style-name="L8">
        <text:list-item>
          <text:p text:style-name="P74">Pytania <text:span text:style-name="T11">muszą być prosto i jasno sformułowane</text:span></text:p>
        </text:list-item>
        <text:list-item>
          <text:p text:style-name="P75">Pytania <text:span text:style-name="T11">powinny prowadzić do prostych odpowiedzi </text:span><text:span text:style-name="T13">(</text:span>tak/nie lub podanie liczby<text:span text:style-name="T13">)</text:span></text:p>
        </text:list-item>
        <text:list-item>
          <text:p text:style-name="P75">Pytania <text:span text:style-name="T11">powinny mieć tylko jedną możliwą interpretację</text:span></text:p>
        </text:list-item>
      </text:list>
      <text:p text:style-name="P27"><text:span text:style-name="T11"/></text:p>
      <text:p text:style-name="P18">Dobór próby <text:span text:style-name="T56">(DP)</text:span></text:p>
      <text:p text:style-name="P28">Przy <text:span text:style-name="T56">DP</text:span> <text:span text:style-name="T3">ważne jest, aby z przyjętą dokładnością opisywała strukturę zbiorowości generalnej. Wybór grupy </text:span><text:span text:style-name="T57">związany </text:span><text:span text:style-name="T3">jest </text:span><text:span text:style-name="T57">czynnikami</text:span><text:span text:style-name="T3">: sposobem doboru grupy </text:span><text:span text:style-name="T57">i </text:span><text:span text:style-name="T3">liczebnością</text:span></text:p>
      <text:list text:style-name="L9">
        <text:list-item>
          <text:p text:style-name="P76">Wybór celowy – o przynależności decyduje badacz</text:p>
        </text:list-item>
        <text:list-item>
          <text:p text:style-name="P76">Wybór losowy – każdy element ma jednakową szansę znalezienia się w próbie z takim samym prawdopodobieństwem</text:p>
        </text:list-item>
      </text:list>
      <text:p text:style-name="P18">Techniki losowania:</text:p>
      <text:list text:style-name="L10">
        <text:list-item>
          <text:p text:style-name="P77"><text:span text:style-name="T56">N</text:span>iezależne (zwrotne)</text:p>
        </text:list-item>
        <text:list-item>
          <text:p text:style-name="P77"><text:span text:style-name="T56">Z</text:span>ależne (bezzwrotne) – stosowane przy małej zbiorowości</text:p>
        </text:list-item>
      </text:list>
      <text:p text:style-name="P19">Próba:</text:p>
      <text:list text:style-name="L11">
        <text:list-item>
          <text:p text:style-name="P57">Reprezentatywna:</text:p>
          <text:list>
            <text:list-item>
              <text:p text:style-name="P78">Część populacji pozwalająca w przybliżeniu opisać całość populacji. </text:p>
            </text:list-item>
            <text:list-item>
              <text:p text:style-name="P79">Aby wnioskowanie o populacji na podstawie próby było poprawne, próba badawcza musi być odpowiednio liczna i jej wybór musi być losowy. Wówczas takie badanie nazywa się badaniem reprezentacyjnym.</text:p>
            </text:list-item>
          </text:list>
        </text:list-item>
        <text:list-item>
          <text:p text:style-name="P57">Nereprezentatywna: </text:p>
          <text:list>
            <text:list-item>
              <text:p text:style-name="P78">Każda próba, która została wybrana inną metodą, niż losowa (celowy skład) i nie jest odpowiednio liczna.</text:p>
            </text:list-item>
            <text:list-item>
              <text:p text:style-name="P78">Wyniki i wnioski z badania przeprowadzonego na próbie niereprezentatywnej można w ograniczonym stopniu uogólniać na całą populację badaną; <text:soft-page-break/>niemożliwe jest jednak wyliczenie błędu standardowego (losowego, z próby) dla uzyskanych wyników.</text:p>
            </text:list-item>
          </text:list>
        </text:list-item>
      </text:list>
      <text:p text:style-name="P4"/>
      <text:p text:style-name="P20">Próba a wielkość błędu:</text:p>
      <text:list text:style-name="L12">
        <text:list-item>
          <text:p text:style-name="P80">Badania ankietowe <text:span text:style-name="T11">powinny zapewniać</text:span>, że niewielka próba badanych da te same odpowiedzi, jakie uzyskalibyśmy wśród znacznie większej liczby respondentów.</text:p>
        </text:list-item>
        <text:list-item>
          <text:p text:style-name="P81">Każda liczba uzyskana w marketingowym badaniu ilościowym ma swój margines błędu.</text:p>
        </text:list-item>
      </text:list>
      <text:p text:style-name="P10"/>
      <text:p text:style-name="P58">Poziom ufności:</text:p>
      <text:list text:style-name="L13">
        <text:list-item>
          <text:p text:style-name="P82">Nigdy nie możemy być pewni na 100%, że dane nie wykroczą poza margines błędu dla danej wielkości próby. <text:span text:style-name="T58">(</text:span>margines błęd<text:span text:style-name="T58">u - погрешность)</text:span></text:p>
        </text:list-item>
        <text:list-item>
          <text:p text:style-name="P82">Przy ponowieniu badań zawsze jest szansa, że wyniki odchylą się od poprzednich o więcej niż margines błęd<text:span text:style-name="T58">u.</text:span></text:p>
          <text:p text:style-name="P104"/>
        </text:list-item>
      </text:list>
      <text:p text:style-name="P29"><text:tab/><text:tab/><text:tab/><text:span text:style-name="T11">Chcąc zwiększyć precyzję szacunku należy:</text:span></text:p>
      <text:list text:style-name="L14">
        <text:list-item>
          <text:list>
            <text:list-item>
              <text:p text:style-name="P83">zwiększyć liczebność próby</text:p>
            </text:list-item>
            <text:list-item>
              <text:p text:style-name="P84">zmniejszyć prawdopodobieństwo oszacowania.</text:p>
              <text:p text:style-name="P105"/>
            </text:list-item>
          </text:list>
        </text:list-item>
      </text:list>
      <text:p text:style-name="P50"><text:span text:style-name="T22"><text:tab/><text:tab/><text:tab/>Sposoby szacowania liczebność prób</text:span><text:span text:style-name="T23">y</text:span></text:p>
      <text:list text:style-name="L15">
        <text:list-item>
          <text:p text:style-name="P85"><text:span text:style-name="T59">Zależy od założonej ufności determinowanej szacunku (P</text:span>rzez przyjęcie określonej wartości współczynnika ufności<text:span text:style-name="T59">).</text:span></text:p>
        </text:list-item>
        <text:list-item>
          <text:p text:style-name="P86">Zależy od bezwzględnej precyzji szacunku.</text:p>
          <text:p text:style-name="P106"/>
          <text:p text:style-name="P59">Podstawowe pojęcia statystyczne:</text:p>
        </text:list-item>
      </text:list>
      <text:list text:style-name="L16">
        <text:list-item>
          <text:p text:style-name="P87">Cechy stałe</text:p>
          <text:list>
            <text:list-item>
              <text:p text:style-name="P88">Rzeczowe (numer indeksu)</text:p>
            </text:list-item>
            <text:list-item>
              <text:p text:style-name="P89">Czasowe (rok, miesiąc)</text:p>
            </text:list-item>
            <text:list-item>
              <text:p text:style-name="P89">Przestrzenne (miasto, wojewódstwo)</text:p>
            </text:list-item>
          </text:list>
        </text:list-item>
        <text:list-item>
          <text:p text:style-name="P87">Cechy zmienne</text:p>
          <text:list>
            <text:list-item>
              <text:p text:style-name="P88">Mierzalne</text:p>
              <text:list>
                <text:list-item>
                  <text:p text:style-name="P90">Skokowe (liczba studentów)</text:p>
                </text:list-item>
                <text:list-item>
                  <text:p text:style-name="P91">Ciągłe (wiek, waga)</text:p>
                </text:list-item>
                <text:list-item>
                  <text:p text:style-name="P91">Quasi-ilościowe (oceny z egzaminu)</text:p>
                </text:list-item>
              </text:list>
            </text:list-item>
            <text:list-item>
              <text:p text:style-name="P92">Niemierzalne (słownie)</text:p>
              <text:p text:style-name="P107"/>
            </text:list-item>
          </text:list>
        </text:list-item>
      </text:list>
      <text:p text:style-name="P60">Rodzaje badań statystycznych:</text:p>
      <text:list text:style-name="L17">
        <text:list-item>
          <text:p text:style-name="P109"><text:span text:style-name="T21">Badanie pełne </text:span><text:span text:style-name="T38">(całkowite, wyczerpujące) obejmuje wszystkie jednostki zbiorowości.</text:span></text:p>
          <text:list>
            <text:list-item>
              <text:p text:style-name="P111"><text:span text:style-name="T38">Spis statystyczny </text:span><text:span text:style-name="T26">(jednorazowe lub cykliczne badania)</text:span></text:p>
            </text:list-item>
            <text:list-item>
              <text:p text:style-name="P111"><text:span text:style-name="T38">Rejestracja bieżąca </text:span><text:span text:style-name="T26">(systematyczne notowanie określonych zdarzeń)</text:span></text:p>
            </text:list-item>
          </text:list>
        </text:list-item>
        <text:list-item>
          <text:p text:style-name="P109"><text:soft-page-break/><text:span text:style-name="T21">Badanie częściowe </text:span><text:span text:style-name="T30">(niekompletne) obejmuje tylko niektóre jednostki zbiorowości </text:span><text:span text:style-name="T31">(</text:span><text:span text:style-name="T30">próbę</text:span><text:span text:style-name="T31">)</text:span></text:p>
          <text:list>
            <text:list-item>
              <text:p text:style-name="P93">Badania ankietowe</text:p>
            </text:list-item>
            <text:list-item>
              <text:p text:style-name="P110"><text:span text:style-name="T33">Badania monograficzne </text:span><text:span text:style-name="T35">(wielostronny opis i szczegółowa analiza wybranej jednostki lub niewielkiego zespołu)</text:span></text:p>
            </text:list-item>
            <text:list-item>
              <text:p text:style-name="P110"><text:span text:style-name="T33">Badanie przeprowadzane metodą reprezentatywną </text:span><text:span text:style-name="T35">(częściowe badanie statystyczne, oparte na próbie pobranej ze zbiorowości generalnej w sposób losowy, a następnie przeniesienie wyników badania tej próby na całą zbiorowość. </text:span><text:span text:style-name="T33">Z teoretycznego i praktycznego punktu widzenia metoda ta jest najbardziej prawidłową formą badania częściowego.</text:span><text:span text:style-name="T36">)</text:span></text:p>
            </text:list-item>
          </text:list>
          <text:p text:style-name="P114"><text:span text:style-name="T24">Ze względu na częstotliwość obserwacji </text:span><text:span text:style-name="T40">badania statystyczne </text:span><text:span text:style-name="T24">możemy podzielić na:</text:span></text:p>
          <text:list>
            <text:list-item>
              <text:list>
                <text:list-item text:start-value="1">
                  <text:p text:style-name="P112"><text:span text:style-name="T40">ciągłe </text:span><text:span text:style-name="T27">(zmieniające się w czasie zjawiska są</text:span></text:p>
                </text:list-item>
                <text:list-item>
                  <text:p text:style-name="P95">obserwowane i analizowane sukcesywnie oraz nieprzerwanie)</text:p>
                </text:list-item>
                <text:list-item>
                  <text:p text:style-name="P113"><text:span text:style-name="T37">okresowe </text:span><text:span text:style-name="T25">(zmieniające się w czasie zjawiska są obserwowane i analizowane w pewnych, zazwyczaj ściśle określonych odstępach czasu)</text:span></text:p>
                </text:list-item>
                <text:list-item>
                  <text:p text:style-name="P113"><text:span text:style-name="T37">do</text:span><text:span text:style-name="T41">r</text:span><text:span text:style-name="T37">ażne </text:span><text:span text:style-name="T25">(zmieniające się w czasie zjawiska są obserwowane i analizowane w pewnych szczególnych) </text:span><text:span text:style-name="T28">()</text:span></text:p>
                </text:list-item>
                <text:list-item>
                  <text:p text:style-name="P113"><text:span text:style-name="T41">s</text:span><text:span text:style-name="T37">zacunek statystyczny </text:span><text:span text:style-name="T28">(</text:span><text:span text:style-name="T25">polega na określeniu właściwości lub wielkości nieznanej cechy zbiorowości generalnej na podstawie obserwacji innej cechy albo innej zbiorowości generalnej pozostającej w ścisłym związku ze zbiorowością będącą podmiotem zainteresowania</text:span><text:span text:style-name="T28">)</text:span><text:span text:style-name="T25">. </text:span><text:span text:style-name="T28">(szacunek - оценка)</text:span></text:p>
                  <text:p text:style-name="P94">Przykłady:</text:p>
                  <text:list>
                    <text:list-item>
                      <text:p text:style-name="P114"><text:span text:style-name="T41">S</text:span><text:span text:style-name="T39">zacowanie liczby turystów w danej miejscowości na podstawie zmian w ilości sprzedawanego pieczywa</text:span></text:p>
                    </text:list-item>
                    <text:list-item>
                      <text:p text:style-name="P96">Szacowanie czasu poświęconego na oglądanie filmów w kinie na podstawie liczby sprzedanych biletów.</text:p>
                      <text:p text:style-name="P108"><text:span text:style-name="T45"/></text:p>
                      <text:p text:style-name="P115"><text:span text:style-name="T41">↑ </text:span><text:span text:style-name="T39">Tego typu szacunki są z reguły obarczone nieznanym błędem</text:span><text:span text:style-name="T41">↓</text:span><text:span text:style-name="T3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>Błędy statystyczne w badaniach:</text:p>
      <text:list text:style-name="L18">
        <text:list-item>
          <text:p text:style-name="P97">Nielosowe: błędy pokrycia, błędy treści, błędy systematyczne</text:p>
        </text:list-item>
        <text:list-item>
          <text:p text:style-name="P98">Losowe: w przypadku badań niepełnych, zniekształcenie wyników i wniosków dla populacji</text:p>
        </text:list-item>
      </text:list>
      <text:p text:style-name="P45"><text:soft-page-break/>Pomiar – przyporządkowanie liczb kategoriom</text:p>
      <text:p text:style-name="P31"><text:span text:style-name="T60">P</text:span>olega na określeniu kategorii, do której należy zaliczyć daną jednostkę statystyczną – określa nasilenie analizowanej cechy i opisuje cechy jednostki. <text:span text:style-name="T11">To czynność przyporządkowania liczb </text:span>przedmiotom lub wydarzeniom <text:span text:style-name="T11">zgodnie z pewnym zbiorem reguł</text:span>. <text:span text:style-name="T60">(NP: przy określaniu płci ankietowanej osoby należy jej przypisać jedną z dwóch kategorii: mężczyzna, kobieta).</text:span></text:p>
      <text:p text:style-name="P33"><text:span text:style-name="T11">Definicja pomiaru dotyczy </text:span>wszystkich cech mierzalnych i niemierzalnych. <text:span text:style-name="T11">Różnica </text:span><text:span text:style-name="T14">jest </text:span><text:span text:style-name="T11">w tym</text:span>, <text:span text:style-name="T11">że kategorie cech mierzalnych wyrażone są liczbami</text:span>, natomiast <text:span text:style-name="T11">cech niemierzalnych opisem słownym, który zastępuje się liczbami (</text:span><text:span text:style-name="T14">ID</text:span><text:span text:style-name="T11">).</text:span></text:p>
      <text:p text:style-name="P12"><text:span text:style-name="T11"/></text:p>
      <text:p text:style-name="P116">Poziomy pomiaru - skale pomiarowe</text:p>
      <text:p text:style-name="P1"/>
      <text:p text:style-name="P34"><text:span text:style-name="T11">Skala nominalna </text:span>— Pomiar polega na przypisaniu jednostki do określonej kategorii.</text:p>
      <text:p text:style-name="P34"><text:span text:style-name="T11">Skala porządkowa (rangowa)</text:span> — posiada wszystkie cechy skali nominalnej, pozwala dodatkowo na uszeregowanie (uporządkowanie) elementów w zależności od ich znaczenia lub rozmiarów (w porządku rosnącym lub malejącym).</text:p>
      <text:p text:style-name="P37"><text:span text:style-name="T61">S</text:span>kala Likerta <text:span text:style-name="T4">— Specjalny rodzaj skali porządkowej, forma kwestionariuszowych opinii i poglądów. </text:span><text:span text:style-name="T7">(NP:</text:span></text:p>
      <text:list text:style-name="L19">
        <text:list-item>
          <text:p text:style-name="P99">zgadzam się zdecydowanie,</text:p>
        </text:list-item>
        <text:list-item>
          <text:p text:style-name="P99">zgadzam się,</text:p>
        </text:list-item>
        <text:list-item>
          <text:p text:style-name="P99">trudno powiedzieć,</text:p>
        </text:list-item>
        <text:list-item>
          <text:p text:style-name="P99">nie zgadzam się,</text:p>
        </text:list-item>
        <text:list-item>
          <text:p text:style-name="P99">nie zgadzam się zdecydowanie)</text:p>
        </text:list-item>
      </text:list>
      <text:p text:style-name="P37"><text:span text:style-name="T61">Skala przedziałowa (interwałowa) </text:span><text:span text:style-name="T7">— w tej skali warianty cechy każdej jednostki wyrażone są w postaci wartości liczbowych. (NP: -30, -15, 0, 15, 30). </text:span><text:span text:style-name="T61">W skali przedziałowej nie występuje zero absolutne (bezwzględne), Nie powiemy przecież, </text:span>że obiekt mający temperaturę 0oC „nie ma” temperatury (temperatura 0°C = 32°F).</text:p>
      <text:p text:style-name="P35"><text:span text:style-name="T11">Skala ilorazowa (stosunkowa)</text:span> —w tej skali, podobnie jak w poprzedniej, warianty cechy każdej jednostki wyrażone są w postaci wartości liczbowych. Skala ta pozwala określić nie tylko różnice między danymi, ale również ilorazy (stosunki) tychże danych. Skala ilorazowa charakteryzuje się występowaniem zera absolutnego. <text:span text:style-name="T11">Zero absolutne oznacza, że jeśli cecha przyjmuje wartość zero, to jest to jednoznaczne z brakiem jej występowania.</text:span></text:p>
      <text:p text:style-name="P41">S<text:span text:style-name="T62">tatystyki opisowe</text:span></text:p>
      <text:p text:style-name="P42"/>
      <text:p text:style-name="P44"><text:span text:style-name="T11">Charakterystyki opisowe </text:span><text:span text:style-name="T19">– wartości liczbowe pozwalające na syntetyczny opis rozkładów zmiennych ilościowych. Charakterystyki opisowe dla populacji próbnych nazywają się statystykami, a dla populacji generalnych parametrami.</text:span></text:p>
      <text:p text:style-name="P44"/>
      <text:p text:style-name="P42">Analiza struktur<text:span text:style-name="T62">y</text:span> zbiorowości:</text:p>
      <text:p text:style-name="P44">Zadaniem analizy struktury zbiorowości <text:span text:style-name="T11">jest</text:span></text:p>
      <text:p text:style-name="P44"><text:span text:style-name="T11">odzwierciedlenie zasadniczych właściwości w budowie badanej zbiorowości</text:span>. Analizę tę przeprowadza się za pomocą tzw. parametrów opisowych, które umożliwiają dokonanie skróconego opisu struktury zbiorowości (z punktu widzenia badanej cechy zmiennej) oraz porównań między zbiorowościam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7874in" fo:margin-bottom="0.7874in" fo:margin-left="0.3354in" fo:margin-right="0.354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2:10:35.769397445</meta:creation-date>
    <dc:date>2024-01-29T09:09:28.557708041</dc:date>
    <meta:editing-duration>PT4H33M11S</meta:editing-duration>
    <meta:editing-cycles>5</meta:editing-cycles>
    <meta:generator>LibreOffice/24.2.0.2$Linux_X86_64 LibreOffice_project/420$Build-2</meta:generator>
    <meta:document-statistic meta:table-count="0" meta:image-count="0" meta:object-count="0" meta:page-count="7" meta:paragraph-count="139" meta:word-count="1308" meta:character-count="10052" meta:non-whitespace-character-count="8924"/>
  </office:meta>
</office:document-meta>
</file>